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6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10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648337209" text:style-name="L1">
        <text:list-item>
          <text:p text:style-name="P3">Version1:</text:p>
          <text:list>
            <text:list-item>
              <text:p text:style-name="P3">Base domain name:</text:p>
              <text:list>
                <text:list-item>
                  <text:p text:style-name="P3">Primary: api.domainName/v1/</text:p>
                </text:list-item>
                <text:list-item>
                  <text:p text:style-name="P3">Secondary: domainName/api/v1/ </text:p>
                </text:list-item>
              </text:list>
            </text:list-item>
            <text:list-item>
              <text:p text:style-name="P3">Parts:</text:p>
              <text:list>
                <text:list-item>
                  <text:p text:style-name="P3">Devices:</text:p>
                  <text:list>
                    <text:list-item>
                      <text:p text:style-name="P3">List of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pecific device detail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dd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add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OS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Edit devices:</text:p>
                      <text:list>
                        <text:list-item>
                          <text:p text:style-name="P3"><text:soft-page-break/>URL:</text:p>
                          <text:list>
                            <text:list-item>
                              <text:p text:style-name="P3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Delete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443426488615" text:continue-list="list64833720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s:</text:p>
                          <text:list>
                            <text:list-item>
                              <text:p text:style-name="P3">DELETE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heck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442433898361" text:continue-list="list10144342648861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Validator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Specific blogs details:</text:p>
                      <text:list>
                        <text:list-item>
                          <text:p text:style-name="P15"><text:soft-page-break/>URL:</text:p>
                          <text:list>
                            <text:list-item>
                              <text:p text:style-name="P8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8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8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443215687447" text:continue-list="list10144243389836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1443287493286" text:continue-list="list10144321568744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8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8">admins</text:p>
                            </text:list-item>
                            <text:list-item>
                              <text:p text:style-name="P8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144328749328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oft-page-break/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Reviews:</text:p>
                  <text:list>
                    <text:list-item>
                      <text:p text:style-name="P8">List of reviews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lis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pecific review’s data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add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add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edit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elete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DELETE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admin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heck review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8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8">PATCH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8">validators</text:p>
                            </text:list-item>
                            <text:list-item>
                              <text:p text:style-name="P18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9">Get list of unchecked data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unchecked-data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validators</text:p>
                            </text:list-item>
                            <text:list-item>
                              <text:p text:style-name="P19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Compare devices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Commenting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comment/</text:p>
                            </text:list-item>
                          </text:list>
                        </text:list-item>
                        <text:list-item>
                          <text:p text:style-name="P18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4">Reporting system</text:span>: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Rating system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rating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continue-numbering="true" text:style-name="L1">
        <text:list-item>
          <text:list>
            <text:list-item>
              <text:list>
                <text:list-item>
                  <text:p text:style-name="P3">Users:</text:p>
                  <text:list>
                    <text:list-item>
                      <text:p text:style-name="P21">Profile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rofile/&lt;<text:span text:style-name="T5">string:username&gt;</text:span></text:p>
                            </text:list-item>
                          </text:list>
                        </text:list-item>
                        <text:list-item>
                          <text:p text:style-name="P21">Methods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 can see profile(GET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sign-up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1">ApiBaseDomainName/accounts/sign-up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8"><text:soft-page-break/>Permissions:</text:p>
                          <text:list>
                            <text:list-item>
                              <text:p text:style-name="P21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ogin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1">ApiBaseDomainName/accounts/login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1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ogout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1">ApiBaseDomainName/accounts/logou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1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delete account:<text:span text:style-name="T3"/></text:p>
                      <text:list>
                        <text:list-item>
                          <text:p text:style-name="P18">URL:</text:p>
                          <text:list>
                            <text:list-item>
                              <text:p text:style-name="P21">ApiBaseDomainName/accounts/delete-account/</text:p>
                            </text:list-item>
                          </text:list>
                        </text:list-item>
                        <text:list-item>
                          <text:p text:style-name="P18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18">Permissions:</text:p>
                          <text:list>
                            <text:list-item>
                              <text:p text:style-name="P21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Change password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change-password/</text:p>
                            </text:list-item>
                          </text:list>
                        </text:list-item>
                        <text:list-item>
                          <text:p text:style-name="P22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<text:s/>Password recovery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assword-recovery/</text:p>
                            </text:list-item>
                          </text:list>
                        </text:list-item>
                        <text:list-item>
                          <text:p text:style-name="P22"><text:soft-page-break/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Everyone can recover their passwor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9T10:14:41.957000000</dc:date>
    <meta:editing-duration>PT3H30M54S</meta:editing-duration>
    <meta:editing-cycles>13</meta:editing-cycles>
    <meta:generator>LibreOffice/7.6.0.3$Windows_X86_64 LibreOffice_project/69edd8b8ebc41d00b4de3915dc82f8f0fc3b6265</meta:generator>
    <meta:print-date>2024-11-26T14:16:20.446000000</meta:print-date>
    <meta:printed-by>PDF files</meta:printed-by>
    <meta:document-statistic meta:table-count="0" meta:image-count="0" meta:object-count="0" meta:page-count="8" meta:paragraph-count="230" meta:word-count="577" meta:character-count="3625" meta:non-whitespace-character-count="3505"/>
  </office:meta>
</office:document-meta>
</file>